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ParserTokenManager.jjStartNfa_7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TokenManager.jjMoveStringLiteralDfa6_0( long old0 , long active0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MLParserTokenManager.jjStopStringLiteralDfa_2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ParserTokenManager.SwitchTo( int lex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ParserTokenManager.jjMoveNfa_5( int startState , int curPo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1">
            <text:p text:style-name="Table_20_Contents">31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HTMLParserTokenManager.jjMoveStringLiteralDfa1_0( long active0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HTMLParserTokenManager.ReInitRou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ParserTokenManager.jjStopStringLiteralDfa_0( int pos , long active0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HTMLParserTokenManager.HTMLParserTokenManager( SimpleChar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ParserTokenManager.jj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ParserTokenManager.jjMoveNfa_4( int startState , int curPo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1">
            <text:p text:style-name="Table_20_Contents">31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HTMLParserTokenManager.jjMoveNfa_6( int startState , int curPo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1">
            <text:p text:style-name="Table_20_Contents">31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HTMLParserTokenManager.jjMoveStringLiteralDfa2_0( long old0 , long active0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MLParserTokenManager.jjMoveStringLiteralDfa4_0( long old0 , long active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ParserTokenManager.jjCheckNAddTwoStates( int state1 , int st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ParserTokenManager.jjMoveStringLiteralDfa0_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ParserTokenManager.jjMoveStringLiteralDfa2_6( long old0 , long active0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MLParserTokenManager.jjStartNfaWithStates_2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ParserTokenManager.jjCheckNAddStates(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ParserTokenManager.jjCheckNAdd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ParserTokenManager.jjMoveStringLiteralDfa0_3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ParserTokenManager.jjMoveNfa_0( int startState , int curPos )</text:p>
          </table:table-cell>
          <table:table-cell office:value-type="float" office:value="113">
            <text:p text:style-name="Table_20_Contents">113</text:p>
          </table:table-cell>
          <table:table-cell office:value-type="float" office:value="118">
            <text:p text:style-name="Table_20_Contents">118</text:p>
          </table:table-cell>
          <table:table-cell office:value-type="float" office:value="279">
            <text:p text:style-name="Table_20_Contents">279</text:p>
          </table:table-cell>
        </table:table-row>
        <table:table-row>
          <table:table-cell office:value-type="string">
            <text:p text:style-name="Table_20_Contents">HTMLParserTokenManager.jjMoveStringLiteralDfa0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ParserTokenManager.jjStartNfa_2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TokenManager.jjStartNfaWithStates_6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ParserTokenManager.jjStopAtPos( int pos , int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ParserTokenManager.jjMoveNfa_2( int startState , int curPos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HTMLParserTokenManager.jjMoveStringLiteralDfa0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ParserTokenManager.jjStartNfa_6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TokenManager.jjMoveStringLiteralDfa0_2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ParserTokenManager.jjStopStringLiteralDfa_7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ParserTokenManager.jjMoveStringLiteralDfa5_0( long old0 , long active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ParserTokenManager.jjStartNfaWithStates_7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ParserTokenManager.jjMoveNfa_1( int startState , int curPos )</text:p>
          </table:table-cell>
          <table:table-cell office:value-type="float" office:value="51">
            <text:p text:style-name="Table_20_Contents">51</text:p>
          </table:table-cell>
          <table:table-cell office:value-type="float" office:value="58">
            <text:p text:style-name="Table_20_Contents">58</text:p>
          </table:table-cell>
          <table:table-cell office:value-type="float" office:value="141">
            <text:p text:style-name="Table_20_Contents">141</text:p>
          </table:table-cell>
        </table:table-row>
        <table:table-row>
          <table:table-cell office:value-type="string">
            <text:p text:style-name="Table_20_Contents">HTMLParserTokenManager.jjCheckN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ParserTokenManager.jjMoveStringLiteralDfa0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TokenManager.jjMoveNfa_7( int startState , int curPo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9">
            <text:p text:style-name="Table_20_Contents">29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HTMLParserTokenManager.jjStartNfa_0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TokenManager.setDebugStream( java . io . PrintStream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MLParserTokenManager.jjFill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ParserTokenManager.jjMoveStringLiteralDfa0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TokenManager.jjStopStringLiteralDfa_6( int pos , long active0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TMLParserTokenManager.getNextToken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HTMLParserTokenManager.jjMoveNfa_3( int startState , int curPos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6">
            <text:p text:style-name="Table_20_Contents">36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HTMLParserTokenManager.jjMoveStringLiteralDfa3_0( long old0 , long active0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MLParserTokenManager.jjStartNfa_3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TokenManager.ReInit( SimpleChar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ParserTokenManager.jjMoveStringLiteralDfa0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TokenManager.ReInit( Simple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ParserTokenManager.HTMLParserTokenManager( Simple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ParserTokenManager.jjMoveStringLiteralDfa1_6( long active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MLParserTokenManager.jjStartNfaWithStates_3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ParserTokenManager.jjStopStringLiteralDfa_3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ParserTokenManager.jjStartNfaWithStates_0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